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4" style:family="graphic" style:parent-style-name="standard">
      <style:graphic-properties draw:stroke="none" draw:fill="none" fo:min-height="7.121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9.2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1.65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size-asian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5cm" svg:height="10.931cm" svg:x="4.5cm" svg:y="3cm">
          <draw:text-box>
            <text:p text:style-name="P1">用二元一次方程解</text:p>
            <text:p text:style-name="P1"/>
            <text:p text:style-name="P1">1.鸡兔一共20只， 64条腿。求鸡兔数量。</text:p>
            <text:p text:style-name="P1"/>
            <text:p text:style-name="P1"/>
            <text:p text:style-name="P1">2. 娅娅、小北同时从自家出发，往对方家走，直到相遇。如果娅娅每分钟走40米，小北每分钟走60米比娅娅每分钟走45米，小北每分钟走65米多用1分钟。问两家相距多远？</text:p>
            <text:p text:style-name="P1"/>
            <text:p text:style-name="P1"/>
            <text:p text:style-name="P1"/>
            <text:p text:style-name="P1">3. 娅娅和小北约好去香港玩，两人做高铁从北京和郑州同时出发。已知北京到郑州700公里，郑州到香港1400公里。小北从北京出发的高铁比娅娅从郑州出发的高铁平均时速快100公里，结果两人同时到达香港。问两人乘坐的高铁时速分别是多少？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layer="layout" svg:width="23.519cm" svg:height="13.779cm" svg:x="2.794cm" svg:y="3.145cm">
          <draw:text-box>
            <text:p>汽车从甲地到乙地，若每小时行驶45千米，就要延误30分钟到达；若每小时行驶50千米，就可以提前30分钟到达。求甲乙两地之间的距离及原计划行驶的时间。</text:p>
            <text:p/>
            <text:p>甲乙两人练习赛跑，如果甲让乙先跑10米，那么甲5秒钟就可以追上乙；如果甲让乙先跑两秒钟，那么甲4秒钟就能追上乙，求两人的速度。</text:p>
            <text:p/>
            <text:p>一个两位数，十位上的数比个位数上的数大5，如果把十位数上的数与个位数上的数交换位置，那么得到的新数比原来的数的一半还少9，求这个两位数。</text:p>
            <text:p/>
            <text:p>某人用24000元买进甲乙两种股票，在甲升值15%，乙下跌10%时卖出，共获利1350元，试问这个人买的甲乙股票各多少元？</text:p>
            <text:p/>
            <text:p>甲桶里有50升水，乙桶里有30升水，如果从乙桶往甲桶倒水，甲桶满时，乙桶里的水还剩二分之一的容量，如果甲桶往乙桶里倒水，乙桶满时，甲桶里的水还剩三分之二的容量。问甲乙两桶的容量。</text:p>
            <text:p/>
            <text:p>有两种药水，一种浓度为60%，另一种浓度 为90%，现要配置浓度为 70%的药水300克，问每种药水各需多少克？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18.458cm" svg:height="7.371cm" svg:x="2.878cm" svg:y="2.286cm">
          <draw:text-box>
            <text:p>某大学计划组织本校全体志愿者统一乘车去会场，若单独调配配 36 座新能源客车</text:p>
            <text:p>若干辆，则有 2 人没有座位；若只调配 22 座新能源客车，则用车数量将增加 4</text:p>
            <text:p>辆，并空出 2 个座位．</text:p>
            <text:p>（ 1 ）计划调配 36 座新能源客车多少辆？该大学共有多少名志愿者？</text:p>
            <text:p>（ 2 ）若同时调配 36 座和 22 座两种车型，既保证每人有座，又保证每车不空</text:p>
            <text:p>座，则两种车型各需多少辆？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5" draw:text-style-name="P3" draw:layer="layout" svg:x1="5.334cm" svg:y1="4.582cm" svg:x2="5.334cm" svg:y2="10.678cm">
          <text:p/>
        </draw:line>
        <draw:line draw:style-name="gr5" draw:text-style-name="P3" draw:layer="layout" svg:x1="10.034cm" svg:y1="4.582cm" svg:x2="10.034cm" svg:y2="10.678cm">
          <text:p/>
        </draw:line>
        <draw:line draw:style-name="gr5" draw:text-style-name="P3" draw:layer="layout" svg:x1="5.334cm" svg:y1="10.678cm" svg:x2="10.034cm" svg:y2="10.678cm">
          <text:p/>
        </draw:line>
        <draw:line draw:style-name="gr5" draw:text-style-name="P3" draw:layer="layout" svg:x1="15.934cm" svg:y1="4.582cm" svg:x2="15.934cm" svg:y2="10.678cm">
          <text:p/>
        </draw:line>
        <draw:line draw:style-name="gr5" draw:text-style-name="P3" draw:layer="layout" svg:x1="20.034cm" svg:y1="4.582cm" svg:x2="20.034cm" svg:y2="10.678cm">
          <text:p/>
        </draw:line>
        <draw:line draw:style-name="gr5" draw:text-style-name="P3" draw:layer="layout" svg:x1="15.934cm" svg:y1="10.678cm" svg:x2="20.066cm" svg:y2="10.678cm">
          <text:p/>
        </draw:line>
        <draw:frame draw:style-name="gr6" draw:layer="layout" svg:width="1.035cm" svg:height="0.963cm" svg:x="7.074cm" svg:y="11.44cm">
          <draw:text-box>
            <text:p>甲</text:p>
          </draw:text-box>
        </draw:frame>
        <draw:frame draw:style-name="gr6" draw:layer="layout" svg:width="1.035cm" svg:height="0.963cm" svg:x="17.526cm" svg:y="11.44cm">
          <draw:text-box>
            <text:p>乙</text:p>
          </draw:text-box>
        </draw:frame>
        <draw:frame draw:style-name="gr7" draw:layer="layout" svg:width="0.921cm" svg:height="0.963cm" svg:x="4.064cm" svg:y="7.122cm">
          <draw:text-box>
            <text:p>X</text:p>
          </draw:text-box>
        </draw:frame>
        <draw:frame draw:style-name="gr8" draw:layer="layout" svg:width="0.925cm" svg:height="0.963cm" svg:x="14.478cm" svg:y="7.354cm">
          <draw:text-box>
            <text:p>Y</text:p>
          </draw:text-box>
        </draw:frame>
        <draw:line draw:style-name="gr9" draw:text-style-name="P3" draw:layer="layout" svg:x1="5.334cm" svg:y1="6.106cm" svg:x2="10.034cm" svg:y2="6.106cm">
          <text:p/>
        </draw:line>
        <draw:frame draw:style-name="gr10" draw:layer="layout" svg:width="1.205cm" svg:height="0.963cm" svg:x="6.858cm" svg:y="7.884cm">
          <draw:text-box>
            <text:p>50</text:p>
          </draw:text-box>
        </draw:frame>
        <draw:line draw:style-name="gr9" draw:text-style-name="P3" draw:layer="layout" svg:x1="15.934cm" svg:y1="6.614cm" svg:x2="20.034cm" svg:y2="6.614cm">
          <text:p/>
        </draw:line>
        <draw:frame draw:style-name="gr10" draw:layer="layout" svg:width="1.205cm" svg:height="0.963cm" svg:x="17.501cm" svg:y="8.138cm">
          <draw:text-box>
            <text:p>30</text:p>
          </draw:text-box>
        </draw:frame>
        <draw:frame draw:style-name="gr11" draw:layer="layout" svg:width="9.718cm" svg:height="2.387cm" svg:x="6.096cm" svg:y="13.692cm">
          <draw:text-box>
            <text:p>设甲桶容量是x升，乙桶容量是y升</text:p>
            <text:p>30 – (X – 50) = Y / 2</text:p>
            <text:p>50 - ( Y – 30) = 2X / 3 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5" draw:text-style-name="P3" draw:layer="layout" svg:x1="5.334cm" svg:y1="4.582cm" svg:x2="5.334cm" svg:y2="10.678cm">
          <text:p/>
        </draw:line>
        <draw:line draw:style-name="gr5" draw:text-style-name="P3" draw:layer="layout" svg:x1="10.034cm" svg:y1="4.582cm" svg:x2="10.034cm" svg:y2="10.678cm">
          <text:p/>
        </draw:line>
        <draw:line draw:style-name="gr5" draw:text-style-name="P3" draw:layer="layout" svg:x1="5.334cm" svg:y1="10.678cm" svg:x2="10.034cm" svg:y2="10.678cm">
          <text:p/>
        </draw:line>
        <draw:line draw:style-name="gr5" draw:text-style-name="P3" draw:layer="layout" svg:x1="15.934cm" svg:y1="4.582cm" svg:x2="15.934cm" svg:y2="10.678cm">
          <text:p/>
        </draw:line>
        <draw:line draw:style-name="gr5" draw:text-style-name="P3" draw:layer="layout" svg:x1="20.034cm" svg:y1="4.582cm" svg:x2="20.034cm" svg:y2="10.678cm">
          <text:p/>
        </draw:line>
        <draw:line draw:style-name="gr5" draw:text-style-name="P3" draw:layer="layout" svg:x1="15.934cm" svg:y1="10.678cm" svg:x2="20.066cm" svg:y2="10.678cm">
          <text:p/>
        </draw:line>
        <draw:frame draw:style-name="gr6" draw:layer="layout" svg:width="1.035cm" svg:height="0.963cm" svg:x="7.074cm" svg:y="11.44cm">
          <draw:text-box>
            <text:p>甲</text:p>
          </draw:text-box>
        </draw:frame>
        <draw:frame draw:style-name="gr6" draw:layer="layout" svg:width="1.035cm" svg:height="0.963cm" svg:x="17.526cm" svg:y="11.44cm">
          <draw:text-box>
            <text:p>乙</text:p>
          </draw:text-box>
        </draw:frame>
        <draw:line draw:style-name="gr9" draw:text-style-name="P3" draw:layer="layout" svg:x1="5.334cm" svg:y1="6.106cm" svg:x2="10.034cm" svg:y2="6.106cm">
          <text:p/>
        </draw:line>
        <draw:frame draw:style-name="gr10" draw:layer="layout" svg:width="1.205cm" svg:height="0.963cm" svg:x="6.858cm" svg:y="7.884cm">
          <draw:text-box>
            <text:p>50</text:p>
          </draw:text-box>
        </draw:frame>
        <draw:line draw:style-name="gr9" draw:text-style-name="P3" draw:layer="layout" svg:x1="15.934cm" svg:y1="6.614cm" svg:x2="20.034cm" svg:y2="6.614cm">
          <text:p/>
        </draw:line>
        <draw:frame draw:style-name="gr10" draw:layer="layout" svg:width="1.205cm" svg:height="0.963cm" svg:x="17.501cm" svg:y="8.138cm">
          <draw:text-box>
            <text:p>30</text:p>
          </draw:text-box>
        </draw:frame>
        <draw:frame draw:style-name="gr12" draw:layer="layout" svg:width="12.152cm" svg:height="2.387cm" svg:x="6.096cm" svg:y="13.692cm">
          <draw:text-box>
            <text:p>设乙桶往甲桶倒了x升，甲桶往乙桶倒了Y升</text:p>
            <text:p>30 - X = ( Y + 30 ) / 2</text:p>
            <text:p>50 - Y = 2 ( 50 + X) / 3 </text:p>
          </draw:text-box>
        </draw:frame>
        <draw:frame draw:style-name="gr7" draw:layer="layout" svg:width="0.921cm" svg:height="0.963cm" svg:x="7.112cm" svg:y="4.68cm">
          <draw:text-box>
            <text:p>X</text:p>
          </draw:text-box>
        </draw:frame>
        <draw:frame draw:style-name="gr8" draw:layer="layout" svg:width="0.925cm" svg:height="0.963cm" svg:x="17.513cm" svg:y="4.681cm">
          <draw:text-box>
            <text:p>Y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5M40S</meta:editing-duration>
    <meta:editing-cycles>23</meta:editing-cycles>
    <meta:generator>OpenOffice/4.1.15$Win32 OpenOffice.org_project/4115m2$Build-9813</meta:generator>
    <dc:date>2025-11-21T16:57:08.04</dc:date>
    <meta:document-statistic meta:object-count="64"/>
  </office:meta>
</office:document-meta>
</file>